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50 processes</text:p>
          </table:table-cell>
          <table:table-cell table:number-columns-repeated="3"/>
          <table:table-cell office:value-type="string" calcext:value-type="string">
            <text:p>45 process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2630" calcext:value-type="float">
            <text:p>2630</text:p>
          </table:table-cell>
          <table:table-cell office:value-type="float" office:value="94993" calcext:value-type="float">
            <text:p>9499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float" office:value="86668" calcext:value-type="float">
            <text:p>8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float" office:value="92748" calcext:value-type="float">
            <text:p>92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60" calcext:value-type="float">
            <text:p>2460</text:p>
          </table:table-cell>
          <table:table-cell office:value-type="float" office:value="85480" calcext:value-type="float">
            <text:p>854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515" calcext:value-type="float">
            <text:p>2515</text:p>
          </table:table-cell>
          <table:table-cell office:value-type="float" office:value="90587" calcext:value-type="float">
            <text:p>905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60" calcext:value-type="float">
            <text:p>2460</text:p>
          </table:table-cell>
          <table:table-cell office:value-type="float" office:value="85478" calcext:value-type="float">
            <text:p>85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850" calcext:value-type="float">
            <text:p>1850</text:p>
          </table:table-cell>
          <table:table-cell office:value-type="float" office:value="53886" calcext:value-type="float">
            <text:p>538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44106" calcext:value-type="float">
            <text:p>4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852" calcext:value-type="float">
            <text:p>1852</text:p>
          </table:table-cell>
          <table:table-cell office:value-type="float" office:value="53941" calcext:value-type="float">
            <text:p>5394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float" office:value="45098" calcext:value-type="float">
            <text:p>450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56332" calcext:value-type="float">
            <text:p>5633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45224" calcext:value-type="float">
            <text:p>452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440" calcext:value-type="float">
            <text:p>144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2200" calcext:value-type="float">
            <text:p>220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3120" calcext:value-type="float">
            <text:p>312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36:37.261481878</meta:creation-date>
    <dc:date>2018-12-09T22:26:07.488147941</dc:date>
    <meta:editing-duration>PT17M28S</meta:editing-duration>
    <meta:editing-cycles>3</meta:editing-cycles>
    <meta:generator>LibreOffice/5.1.6.2$Linux_X86_64 LibreOffice_project/10m0$Build-2</meta:generator>
    <meta:document-statistic meta:table-count="1" meta:cell-count="95" meta:object-count="0"/>
  </office:meta>
</office:document-meta>
</file>